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1.0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6666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lineas</text:p>
          </table:table-cell>
          <table:table-cell table:style-name="ce1" office:value-type="string" calcext:value-type="string">
            <text:p>miRNAS</text:p>
          </table:table-cell>
          <table:table-cell table:number-columns-repeated="2" table:style-name="ce1" office:value-type="string" calcext:value-type="string">
            <text:p>Especies</text:p>
          </table:table-cell>
          <table:table-cell table:style-name="ce1"/>
          <table:table-cell table:style-name="ce1" office:value-type="string" calcext:value-type="string">
            <text:p>Flia miR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miR157a</text:p>
          </table:table-cell>
          <table:table-cell table:style-name="ce2" table:formula="of:=[.A2]/2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iR156/15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miR160a</text:p>
          </table:table-cell>
          <table:table-cell table:style-name="ce2" table:formula="of:=[.A3]/2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iR159/miR31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miR169j</text:p>
          </table:table-cell>
          <table:table-cell table:style-name="ce2" table:formula="of:=[.A4]/2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iR16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miR171c</text:p>
          </table:table-cell>
          <table:table-cell table:style-name="ce2" table:formula="of:=[.A5]/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iR16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miR172a</text:p>
          </table:table-cell>
          <table:table-cell table:style-name="ce2" table:formula="of:=[.A6]/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miR164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miR319c</text:p>
          </table:table-cell>
          <table:table-cell table:style-name="ce2" table:formula="of:=[.A7]/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MiR165/miR16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miR390a</text:p>
          </table:table-cell>
          <table:table-cell table:style-name="ce2" table:formula="of:=[.A8]/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miR16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miR393a</text:p>
          </table:table-cell>
          <table:table-cell table:style-name="ce2" table:formula="of:=[.A9]/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iR16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miR396a</text:p>
          </table:table-cell>
          <table:table-cell table:style-name="ce2" table:formula="of:=[.A10]/2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iR16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miR408</text:p>
          </table:table-cell>
          <table:table-cell table:style-name="ce2" table:formula="of:=[.A11]/2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iR170/miR17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iR164b</text:p>
          </table:table-cell>
          <table:table-cell table:formula="of:=[.A12]/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iR17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iR167b</text:p>
          </table:table-cell>
          <table:table-cell table:formula="of:=[.A13]/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iR39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iR169b</text:p>
          </table:table-cell>
          <table:table-cell table:formula="of:=[.A14]/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iR393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iR396b</text:p>
          </table:table-cell>
          <table:table-cell table:formula="of:=[.A15]/2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iR39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iR397a</text:p>
          </table:table-cell>
          <table:table-cell table:formula="of:=[.A16]/2"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iR39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iR164a</text:p>
          </table:table-cell>
          <table:table-cell table:formula="of:=[.A17]/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iR39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iR166f</text:p>
          </table:table-cell>
          <table:table-cell table:formula="of:=[.A18]/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miR39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iR172e</text:p>
          </table:table-cell>
          <table:table-cell table:formula="of:=[.A19]/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iR39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iR156b</text:p>
          </table:table-cell>
          <table:table-cell table:formula="of:=[.A20]/2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iR399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iR167d</text:p>
          </table:table-cell>
          <table:table-cell table:formula="of:=[.A21]/2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miR40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iR399a</text:p>
          </table:table-cell>
          <table:table-cell table:formula="of:=[.A22]/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iR40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iR394b</text:p>
          </table:table-cell>
          <table:table-cell table:formula="of:=[.A23]/2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iR82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iR399d</text:p>
          </table:table-cell>
          <table:table-cell table:formula="of:=[.A24]/2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iR156h</text:p>
          </table:table-cell>
          <table:table-cell table:formula="of:=[.A25]/2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iR166e</text:p>
          </table:table-cell>
          <table:table-cell table:formula="of:=[.A26]/2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iR169a</text:p>
          </table:table-cell>
          <table:table-cell table:formula="of:=[.A27]/2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iR399c</text:p>
          </table:table-cell>
          <table:table-cell table:formula="of:=[.A28]/2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iR156e</text:p>
          </table:table-cell>
          <table:table-cell table:formula="of:=[.A29]/2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iR162b</text:p>
          </table:table-cell>
          <table:table-cell table:formula="of:=[.A30]/2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iR166b</text:p>
          </table:table-cell>
          <table:table-cell table:formula="of:=[.A31]/2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iR166d</text:p>
          </table:table-cell>
          <table:table-cell table:formula="of:=[.A32]/2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iR166g</text:p>
          </table:table-cell>
          <table:table-cell table:formula="of:=[.A33]/2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iR167a</text:p>
          </table:table-cell>
          <table:table-cell table:formula="of:=[.A34]/2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iR167c</text:p>
          </table:table-cell>
          <table:table-cell table:formula="of:=[.A35]/2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iR168b</text:p>
          </table:table-cell>
          <table:table-cell table:formula="of:=[.A36]/2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iR169c</text:p>
          </table:table-cell>
          <table:table-cell table:formula="of:=[.A37]/2" office:value-type="float" office:value="24" calcext:value-type="float">
            <text:p>24</text:p>
          </table:table-cell>
          <table:table-cell table:number-columns-repeated="3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miR171a</text:p>
          </table:table-cell>
          <table:table-cell table:formula="of:=[.A38]/2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iR172d</text:p>
          </table:table-cell>
          <table:table-cell table:formula="of:=[.A39]/2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iR156f</text:p>
          </table:table-cell>
          <table:table-cell table:formula="of:=[.A40]/2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iR169g</text:p>
          </table:table-cell>
          <table:table-cell table:formula="of:=[.A41]/2" office:value-type="float" office:value="23" calcext:value-type="float">
            <text:p>23</text:p>
          </table:table-cell>
          <table:table-cell table:number-columns-repeated="3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miR319b</text:p>
          </table:table-cell>
          <table:table-cell table:formula="of:=[.A42]/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iR399b</text:p>
          </table:table-cell>
          <table:table-cell table:formula="of:=[.A43]/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iR403</text:p>
          </table:table-cell>
          <table:table-cell table:formula="of:=[.A44]/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iR159b</text:p>
          </table:table-cell>
          <table:table-cell table:formula="of:=[.A45]/2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iR170</text:p>
          </table:table-cell>
          <table:table-cell table:formula="of:=[.A46]/2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iR319a</text:p>
          </table:table-cell>
          <table:table-cell table:formula="of:=[.A47]/2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iR395a</text:p>
          </table:table-cell>
          <table:table-cell table:formula="of:=[.A48]/2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iR395d</text:p>
          </table:table-cell>
          <table:table-cell table:formula="of:=[.A49]/2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iR394a</text:p>
          </table:table-cell>
          <table:table-cell table:formula="of:=[.A50]/2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iR395e</text:p>
          </table:table-cell>
          <table:table-cell table:formula="of:=[.A51]/2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iR398a</text:p>
          </table:table-cell>
          <table:table-cell table:formula="of:=[.A52]/2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iR156a</text:p>
          </table:table-cell>
          <table:table-cell table:formula="of:=[.A53]/2"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iR160c</text:p>
          </table:table-cell>
          <table:table-cell table:formula="of:=[.A54]/2"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iR399f</text:p>
          </table:table-cell>
          <table:table-cell table:formula="of:=[.A55]/2"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iR166a</text:p>
          </table:table-cell>
          <table:table-cell table:formula="of:=[.A56]/2"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iR169f</text:p>
          </table:table-cell>
          <table:table-cell table:formula="of:=[.A57]/2" office:value-type="float" office:value="17" calcext:value-type="float">
            <text:p>17</text:p>
          </table:table-cell>
          <table:table-cell table:number-columns-repeated="3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iR157c</text:p>
          </table:table-cell>
          <table:table-cell table:formula="of:=[.A58]/2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iR157d</text:p>
          </table:table-cell>
          <table:table-cell table:formula="of:=[.A59]/2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iR162a</text:p>
          </table:table-cell>
          <table:table-cell table:formula="of:=[.A60]/2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iR172b</text:p>
          </table:table-cell>
          <table:table-cell table:formula="of:=[.A61]/2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iR169l</text:p>
          </table:table-cell>
          <table:table-cell table:formula="of:=[.A62]/2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iR172c</text:p>
          </table:table-cell>
          <table:table-cell table:formula="of:=[.A63]/2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iR397b</text:p>
          </table:table-cell>
          <table:table-cell table:formula="of:=[.A64]/2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iR398b</text:p>
          </table:table-cell>
          <table:table-cell table:formula="of:=[.A65]/2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iR159a</text:p>
          </table:table-cell>
          <table:table-cell table:formula="of:=[.A66]/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iR168a</text:p>
          </table:table-cell>
          <table:table-cell table:formula="of:=[.A67]/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iR169h</text:p>
          </table:table-cell>
          <table:table-cell table:formula="of:=[.A68]/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iR156c</text:p>
          </table:table-cell>
          <table:table-cell table:formula="of:=[.A69]/2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iR160b</text:p>
          </table:table-cell>
          <table:table-cell table:formula="of:=[.A70]/2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iR169m</text:p>
          </table:table-cell>
          <table:table-cell table:formula="of:=[.A71]/2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iR393b</text:p>
          </table:table-cell>
          <table:table-cell table:formula="of:=[.A72]/2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R157b</text:p>
          </table:table-cell>
          <table:table-cell table:formula="of:=[.A73]/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R164c</text:p>
          </table:table-cell>
          <table:table-cell table:formula="of:=[.A74]/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R169n</text:p>
          </table:table-cell>
          <table:table-cell table:formula="of:=[.A75]/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R827</text:p>
          </table:table-cell>
          <table:table-cell table:formula="of:=[.A76]/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R156d</text:p>
          </table:table-cell>
          <table:table-cell table:formula="of:=[.A77]/2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R166c</text:p>
          </table:table-cell>
          <table:table-cell table:formula="of:=[.A78]/2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R169d</text:p>
          </table:table-cell>
          <table:table-cell table:formula="of:=[.A79]/2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R169e</text:p>
          </table:table-cell>
          <table:table-cell table:formula="of:=[.A80]/2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R169i</text:p>
          </table:table-cell>
          <table:table-cell table:formula="of:=[.A81]/2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R171b</text:p>
          </table:table-cell>
          <table:table-cell table:formula="of:=[.A82]/2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R390b</text:p>
          </table:table-cell>
          <table:table-cell table:formula="of:=[.A83]/2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iR165b</text:p>
          </table:table-cell>
          <table:table-cell table:formula="of:=[.A84]/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iR159c</text:p>
          </table:table-cell>
          <table:table-cell table:formula="of:=[.A85]/2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iR395b</text:p>
          </table:table-cell>
          <table:table-cell table:formula="of:=[.A86]/2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iR395f</text:p>
          </table:table-cell>
          <table:table-cell table:formula="of:=[.A87]/2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iR399e</text:p>
          </table:table-cell>
          <table:table-cell table:formula="of:=[.A88]/2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iR156g</text:p>
          </table:table-cell>
          <table:table-cell table:formula="of:=[.A89]/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iR395c</text:p>
          </table:table-cell>
          <table:table-cell table:formula="of:=[.A90]/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iR398c</text:p>
          </table:table-cell>
          <table:table-cell table:formula="of:=[.A91]/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iR165a</text:p>
          </table:table-cell>
          <table:table-cell table:formula="of:=[.A92]/2"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iR169k</text:p>
          </table:table-cell>
          <table:table-cell table:formula="of:=[.A93]/2" office:value-type="float" office:value="5" calcext:value-type="float">
            <text:p>5</text:p>
          </table:table-cell>
          <table:table-cell table:number-columns-repeated="3"/>
        </table:table-row>
        <table:table-row table:style-name="ro2" table:number-rows-repeated="104848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:Sheet1.C93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7:57:33.564319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ciel </meta:initial-creator>
    <meta:creation-date>2016-01-14T17:41:34</meta:creation-date>
    <dc:date>2016-01-18T23:30:02.543211042</dc:date>
    <meta:editing-duration>PT5H50M56S</meta:editing-duration>
    <meta:editing-cycles>16</meta:editing-cycles>
    <meta:generator>LibreOffice/4.2.8.2$Linux_X86_64 LibreOffice_project/420m0$Build-2</meta:generator>
    <meta:document-statistic meta:table-count="3" meta:cell-count="325" meta:object-count="0"/>
  </office:meta>
</office:document-meta>
</file>